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>
      <style:text-properties officeooo:paragraph-rsid="000764f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1d2b4" style:font-weight-asian="normal" style:font-weight-complex="normal"/>
    </style:style>
    <style:style style:name="T5" style:family="text">
      <style:text-properties officeooo:rsid="0002d942"/>
    </style:style>
    <style:style style:name="T6" style:family="text">
      <style:text-properties officeooo:rsid="000331b4"/>
    </style:style>
    <style:style style:name="T7" style:family="text">
      <style:text-properties officeooo:rsid="00058bfd"/>
    </style:style>
    <style:style style:name="T8" style:family="text">
      <style:text-properties officeooo:rsid="000764fc"/>
    </style:style>
    <style:style style:name="T9" style:family="text">
      <style:text-properties officeooo:rsid="000a2da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span text:style-name="T1">Aineopintojen harjoitustyö: Tietorakenteet ja algoritmit</text:span></text:p>
      <text:p text:style-name="P1"><text:tab/>Loppukesä 2013</text:p>
      <text:p text:style-name="P1"><text:tab/>Aleksi Paavola</text:p>
      <text:p text:style-name="Standard"/>
      <text:p text:style-name="Standard"><text:tab/>Aihe: Ohjelma tiedostojen pakkaukseen ja purkamiseen (esimerkkiaiheista).</text:p>
      <text:p text:style-name="Standard"/>
      <text:p text:style-name="Standard"><text:tab/><text:tab/><text:span text:style-name="T2">Ongelmankuvaus: </text:span><text:span text:style-name="T3">Tiedosto tulisi saada mahtumaan pienempään tilaan, miten tämä <text:tab/>onnistuu? Toivottava lopullinen koko on 40-60% alkuperäisestä koosta. Tiedosto pitää <text:tab/>myös <text:tab/>pys</text:span><text:span text:style-name="T4">ty</text:span><text:span text:style-name="T3">ä avaamaan alkuperäiseen muotoon myöhemmin.</text:span></text:p>
      <text:p text:style-name="P2"/>
      <text:p text:style-name="Standard"><text:span text:style-name="T2"><text:tab/><text:tab/></text:span> Ohjelma ottaa syötteekseen pakattavan tai purettavan tiedoston ja palauttaa tehtävästä <text:tab/>riippuen joko pakatun tai puretun tiedoston.</text:p>
      <text:p text:style-name="Standard"><text:tab/>Ohjelmalle toteutetaan Javan valmiilla kirjastoilla graafinen käyttöliittymä, jolla voi valita <text:tab/>tiedoston ja sille suoritettavan tehtävän.</text:p>
      <text:p text:style-name="Standard"><text:tab/></text:p>
      <text:p text:style-name="Standard"><text:tab/><text:tab/>Toteutetaan Huffman-koodauksella, joka käyttää tietorakenteinaan binääripuuta ja kahta <text:s text:c="2"/><text:tab/>prioriteettijonoa.</text:p>
      <text:list xml:id="list3752968897760045339" text:style-name="L1">
        <text:list-item>
          <text:list>
            <text:list-item>
              <text:p text:style-name="P3">Binääripuun koko: Puussa, jossa on n lasta, on 2n-1 aikuista</text:p>
            </text:list-item>
            <text:list-item>
              <text:p text:style-name="P3">Prioriteettijonon aikavaativuus yhdelle lisäykselle O(log n)</text:p>
            </text:list-item>
          </text:list>
        </text:list-item>
      </text:list>
      <text:p text:style-name="Standard"><text:tab/>Aikavaativuuden tavoite algoritmille on toimia <text:span text:style-name="T6">Huffman-koodauksen </text:span>rajoitustenmukaisessa <text:tab/>ajassa O(n logn), missä n on syötteen symbolien määrä.</text:p>
      <text:p text:style-name="Standard"/>
      <text:p text:style-name="Standard"><text:span text:style-name="T5"><text:tab/><text:tab/>Valitsin tämän</text:span> aiheen harjoitustyökseni, koska koen sen sopivan hyvin tämänhetkisille <text:tab/>ohjelmointitaidoilleni.</text:p>
      <text:p text:style-name="Standard"/>
      <text:p text:style-name="Standard"/>
      <text:p text:style-name="Standard"/>
      <text:p text:style-name="Standard"><text:tab/><text:span text:style-name="T9">Tässä d</text:span><text:span text:style-name="T7">okumentissa käytetyt lähteet:</text:span></text:p>
      <text:p text:style-name="Standard"><text:span text:style-name="T7"><text:tab/>Wikipedian englanninkielinen artikkeli Huffman-koodauksesta</text:span></text:p>
      <text:p text:style-name="P4"><text:span text:style-name="T7"><text:tab/></text:span><text:a xlink:type="simple" xlink:href="http://en.wikipedia.org/wiki/Huffman_coding"><text:span text:style-name="T8">http://en.wikipedia.org/wiki/Huffman_coding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ksi Paavola</meta:initial-creator>
    <meta:creation-date>2013-08-01T13:16:39</meta:creation-date>
    <dc:date>2013-08-02T13:48:28</dc:date>
    <dc:creator>Aleksi Paavola</dc:creator>
    <meta:editing-duration>PT55M36S</meta:editing-duration>
    <meta:editing-cycles>39</meta:editing-cycles>
    <meta:generator>LibreOffice/4.0.2.2$Linux_X86_64 LibreOffice_project/400m0$Build-2</meta:generator>
    <meta:document-statistic meta:table-count="0" meta:image-count="0" meta:object-count="0" meta:page-count="1" meta:paragraph-count="16" meta:word-count="137" meta:character-count="1286" meta:non-whitespace-character-count="1267"/>
  </office:meta>
</office:document-meta>
</file>